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69222" officeooo:paragraph-rsid="00069222"/>
    </style:style>
    <style:style style:name="P2" style:family="paragraph" style:parent-style-name="Standard" style:list-style-name="L1">
      <style:text-properties officeooo:rsid="0007188e" officeooo:paragraph-rsid="0007188e"/>
    </style:style>
    <style:style style:name="P3" style:family="paragraph" style:parent-style-name="Standard" style:list-style-name="L1">
      <style:text-properties officeooo:rsid="0008e510" officeooo:paragraph-rsid="0008e510"/>
    </style:style>
    <style:style style:name="T1" style:family="text">
      <style:text-properties officeooo:rsid="000917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86418878" text:style-name="L1">
        <text:list-item>
          <text:p text:style-name="P1">Linear model</text:p>
        </text:list-item>
        <text:list-item>
          <text:p text:style-name="P1">Few parameters are non-zero</text:p>
        </text:list-item>
        <text:list-item>
          <text:p text:style-name="P1">Example of DNA linked to illness</text:p>
        </text:list-item>
        <text:list-item>
          <text:p text:style-name="P1">Meet every week</text:p>
        </text:list-item>
        <text:list-item>
          <text:p text:style-name="P1">I explain one part every time <text:s/>and ask questions</text:p>
        </text:list-item>
        <text:list-item>
          <text:p text:style-name="P1">Thesis up to 30 pages-ish</text:p>
        </text:list-item>
        <text:list-item>
          <text:p text:style-name="P2">Filling in the gaps from sources</text:p>
        </text:list-item>
        <text:list-item>
          <text:p text:style-name="P2">2 months reading , + 1 month writing</text:p>
        </text:list-item>
        <text:list-item>
          <text:p text:style-name="P3">Book chapter 6?</text:p>
        </text:list-item>
        <text:list-item>
          <text:p text:style-name="P3">Get to know LASS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09:57:39.248243229</meta:creation-date>
    <dc:date>2021-02-22T12:02:31.648429732</dc:date>
    <meta:editing-duration>PT1H14M2S</meta:editing-duration>
    <meta:editing-cycles>1</meta:editing-cycles>
    <meta:document-statistic meta:table-count="0" meta:image-count="0" meta:object-count="0" meta:page-count="1" meta:paragraph-count="10" meta:word-count="60" meta:character-count="269" meta:non-whitespace-character-count="228"/>
    <meta:generator>LibreOffice/6.4.6.2$Linux_X86_64 LibreOffice_project/40$Build-2</meta:generator>
  </office:meta>
</office:document-meta>
</file>